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>
      <style:text-properties fo:font-size="15pt" style:font-size-asian="15pt" style:font-size-complex="15pt"/>
    </style:style>
    <style:style style:name="P5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59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0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1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2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3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4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6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6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7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5334596286794882321" text:style-name="L1">
        <text:list-item>
          <text:p text:style-name="P59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8851296010541489968" text:style-name="L2">
              <text:list-item>
                <text:p text:style-name="P19">３匹とも来る。</text:p>
              </text:list-item>
              <text:list-item>
                <text:p text:style-name="P1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2959627390075427786" text:style-name="L3">
              <text:list-item>
                <text:p text:style-name="P20">身体、捻り（左右）</text:p>
              </text:list-item>
              <text:list-item>
                <text:p text:style-name="P20">片足ずつ、両手で胸へ引き上げる</text:p>
              </text:list-item>
              <text:list-item>
                <text:p text:style-name="P2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8489090016030393168" text:style-name="L4">
              <text:list-item>
                <text:p text:style-name="P2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319686327812334604" text:style-name="L5">
              <text:list-item>
                <text:p text:style-name="P2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1040962238129650156" text:style-name="L6">
        <text:list-item>
          <text:p text:style-name="P60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5266213009935830905" text:style-name="L7">
              <text:list-item>
                <text:p text:style-name="P23">ドンは来ない。クロ、来ない。</text:p>
              </text:list-item>
              <text:list-item>
                <text:p text:style-name="P2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5179140104270344759" text:style-name="L8">
        <text:list-item>
          <text:p text:style-name="P61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1790209206518364496" text:style-name="L9">
              <text:list-item>
                <text:p text:style-name="P2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7800474" text:continue-list="list5179140104270344759" text:style-name="L8">
        <text:list-item>
          <text:p text:style-name="P61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8873439330688530464" text:style-name="L10">
              <text:list-item>
                <text:p text:style-name="P25">ドン、来る。擁壁の上から、歩道そばまで、伝い歩いて来る。</text:p>
              </text:list-item>
              <text:list-item>
                <text:p text:style-name="P2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5102554888732897958" text:style-name="L11">
              <text:list-item>
                <text:p text:style-name="P2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5262686106679913247" text:style-name="L12">
              <text:list-item>
                <text:p text:style-name="P2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3207335362847386425" text:style-name="L13">
              <text:list-item>
                <text:p text:style-name="P2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2241705271942676083" text:style-name="L14">
        <text:list-item>
          <text:p text:style-name="P62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5738203297961594909" text:style-name="L15">
              <text:list-item>
                <text:p text:style-name="P29">ドンのみ、７時半の回には来た。</text:p>
                <text:list>
                  <text:list-item>
                    <text:p text:style-name="P2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8301943128710475733" text:style-name="L16">
              <text:list-item>
                <text:p text:style-name="P3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2862600656990300096" text:style-name="L17">
              <text:list-item>
                <text:p text:style-name="P3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207452531905333164" text:style-name="L18">
              <text:list-item>
                <text:p text:style-name="P32">散髪。４時すぎだったか。今回は、タオルを持参するのを、思い出した。道具一式を持って、下へお利用とした時。</text:p>
              </text:list-item>
              <text:list-item>
                <text:p text:style-name="P32">机上の、物の配置。変えた。ディスプレイを、真ん中に。鉛筆立てを入れてある箱は、左端へ。</text:p>
              </text:list-item>
              <text:list-item>
                <text:p text:style-name="P32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7810573" text:continue-list="list27800474" text:style-name="L8">
        <text:list-item>
          <text:p text:style-name="P61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2228632673679284211" text:style-name="L19">
              <text:list-item>
                <text:p text:style-name="P33">ドン。来ない</text:p>
              </text:list-item>
              <text:list-item>
                <text:p text:style-name="P33">ミケ、クロ。来る。</text:p>
              </text:list-item>
              <text:list-item>
                <text:p text:style-name="P33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2607919302004463436" text:style-name="L20">
              <text:list-item>
                <text:p text:style-name="P34">ウェスト氏のアルバムからの１曲。”Journey”。音楽の意味を、知らされた。</text:p>
              </text:list-item>
              <text:list-item>
                <text:p text:style-name="P34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7355372335366686257" text:style-name="L21">
              <text:list-item>
                <text:p text:style-name="P35">コーネル・ウェスト氏の動画を観た。同氏の音楽アルバムの曲を１つ、聴いた。</text:p>
              </text:list-item>
              <text:list-item>
                <text:p text:style-name="P35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7787077692302211262" text:style-name="L22">
              <text:list-item>
                <text:p text:style-name="P36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203613814616226617" text:style-name="L23">
              <text:list-item>
                <text:p text:style-name="P37">本。『光合成の世界』。化学式がわかるようになった。いくつかの分子。それらの化学式を、書き写した。</text:p>
              </text:list-item>
              <text:list-item>
                <text:p text:style-name="P37">本。『大学』。読み終えたのは、一昨日か。朱子の、『章句』の箇所も、読んだ。</text:p>
              </text:list-item>
              <text:list-item>
                <text:p text:style-name="P37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7791276" text:continue-list="list27810573" text:style-name="L8">
        <text:list-item>
          <text:p text:style-name="P61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6061179569786439477" text:style-name="L24">
              <text:list-item>
                <text:p text:style-name="P38">ドンは来なかった。ミケは、また下に下ろして、腰を摩ってあげた。</text:p>
              </text:list-item>
              <text:list-item>
                <text:p text:style-name="P38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6021062473026824087" text:style-name="L25">
              <text:list-item>
                <text:p text:style-name="P39">山下歯科へ。元々は、先週の木曜に行く予定だった。忘れていた。歯科から、ユジョンさんが電話をかけてきた。</text:p>
              </text:list-item>
              <text:list-item>
                <text:p text:style-name="P39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7393147936321452244" text:style-name="L26">
              <text:list-item>
                <text:p text:style-name="P40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7810100101116210554" text:style-name="L27">
              <text:list-item>
                <text:p text:style-name="P41"><office:annotation office:name="__Annotation__1352_1244671686"><dc:creator>iwabuchi ken</dc:creator><dc:date>2020-02-26T07:28:41.45</dc:date><text:p text:style-name="P72"><text:span text:style-name="T8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41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41">自転車 자전거 に加えて、スクーターなど、２輪自動車も、駐輪できる。</text:p>
                  </text:list-item>
                  <text:list-item>
                    <text:p text:style-name="P41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7818238" text:continue-list="list27791276" text:style-name="L8">
        <text:list-item>
          <text:p text:style-name="P61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4214588160595826582" text:style-name="L28">
              <text:list-item>
                <text:p text:style-name="P42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42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42">ミケは、１週間ぐらい前からか、地面に下ろして、腰を摩って上げている。</text:p>
                <text:list>
                  <text:list-item>
                    <text:p text:style-name="P42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4135402314223977329" text:style-name="L29">
              <text:list-item>
                <text:p text:style-name="P43">腰に当てるクッション</text:p>
                <text:list>
                  <text:list-item>
                    <text:p text:style-name="P43">昨日の夜、クッションを布団に入れて、腰に当てて、寝た。</text:p>
                  </text:list-item>
                  <text:list-item>
                    <text:p text:style-name="P43">クッションは、以前に、防災頭巾として自作したもの。タンスの中に入れていた。</text:p>
                  </text:list-item>
                  <text:list-item>
                    <text:p text:style-name="P43">もちろん、寝ていると、身体を動かすものだから、クッションから、腰はずれる。それはそれ。</text:p>
                  </text:list-item>
                  <text:list-item>
                    <text:p text:style-name="P43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43">目薬。</text:p>
                <text:list>
                  <text:list-item>
                    <text:p text:style-name="P43">クリエイトで、目薬を買った。３月２<text:soft-page-break/>日。（そのように、ボトルに書いてある）</text:p>
                  </text:list-item>
                  <text:list-item>
                    <text:p text:style-name="P43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43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5430382780109754204" text:style-name="L30">
              <text:list-item>
                <text:p text:style-name="P44">洗面のとき。</text:p>
                <text:list>
                  <text:list-item>
                    <text:p text:style-name="P44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44">それから、口のゆすぎに移る。</text:p>
                  </text:list-item>
                  <text:list-item>
                    <text:p text:style-name="P44">このようにして、お湯のボタンを切り忘れることを、予防する。</text:p>
                  </text:list-item>
                  <text:list-item>
                    <text:p text:style-name="P44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44">飲み物作り。紅茶。</text:p>
                <text:list>
                  <text:list-item>
                    <text:p text:style-name="P44">以前は、やかんを使っていた。一度に、ペットボトル、２本。</text:p>
                  </text:list-item>
                  <text:list-item>
                    <text:p text:style-name="P44">１ヶ月ぐらい前からか、両手鍋を使っている。そうめんを茹でたりするのに使っているもの。</text:p>
                  </text:list-item>
                  <text:list-item>
                    <text:p text:style-name="P44">この鍋を使うと、一度に、ペット３本分ぐらいを、作れる。</text:p>
                  </text:list-item>
                </text:list>
              </text:list-item>
              <text:list-item>
                <text:p text:style-name="P44">山下歯科</text:p>
                <text:list>
                  <text:list-item>
                    <text:p text:style-name="P44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44">翌週の火曜、２５日に、改めて、予約を入れてもらった。</text:p>
                  </text:list-item>
                </text:list>
              </text:list-item>
              <text:list-item>
                <text:p text:style-name="P44">山下歯科。もう一つ、初めてのこと。</text:p>
                <text:list>
                  <text:list-item>
                    <text:p text:style-name="P44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44">鳥の声のビデオ。</text:p>
                <text:list>
                  <text:list-item>
                    <text:p text:style-name="P44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3482386674500910743" text:style-name="L31">
        <text:list-item>
          <text:p text:style-name="P63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1425276220743385194" text:style-name="L32">
              <text:list-item>
                <text:p text:style-name="P45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45">ミケだけが来る。下に降ろす。腰さすり。しばらくしてから、壁に上げる。ペースト。そして、固形。</text:p>
              </text:list-item>
              <text:list-item>
                <text:p text:style-name="P45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45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list xml:id="list6181782635816635961" text:style-name="L33">
              <text:list-item>
                <text:p text:style-name="P46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7291194729597653490" text:style-name="L34">
              <text:list-item>
                <text:p text:style-name="P47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47"><text:soft-page-break/>ももひき。繕いを行う。５８分、使う。</text:p>
              </text:list-item>
              <text:list-item>
                <text:p text:style-name="P47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6977303127250013155" text:style-name="L35">
        <text:list-item>
          <text:p text:style-name="P64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>晴れ</text:p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list xml:id="list9068146226780242276" text:style-name="L36">
              <text:list-item>
                <text:p text:style-name="P48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3.C2" office:value-type="string">
            <text:list xml:id="list4478271503837282128" text:style-name="L37">
              <text:list-item>
                <text:p text:style-name="P49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ext:soft-page-break/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list xml:id="list6276923666123939015" text:style-name="L38">
              <text:list-item>
                <text:p text:style-name="P50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list xml:id="list1400362384668684685" text:style-name="L39">
              <text:list-item>
                <text:p text:style-name="P51">『人工光合成』。</text:p>
                <text:list>
                  <text:list-item>
                    <text:p text:style-name="P51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51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51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51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list xml:id="list1727188589834540298" text:style-name="L40">
              <text:list-item>
                <text:p text:style-name="P52">マンデルさんの本。昨日は読んでいない。これまでに、読み活動の中で知り得たことは：</text:p>
                <text:list>
                  <text:list-item>
                    <text:p text:style-name="P52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52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27807947" text:continue-list="list6977303127250013155" text:style-name="L35">
        <text:list-item>
          <text:p text:style-name="P64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4">1</text:p>
          </table:table-cell>
          <table:table-cell table:style-name="表14.B1" office:value-type="string">
            <text:p text:style-name="P13">天気</text:p>
          </table:table-cell>
          <table:table-cell table:style-name="表14.C1" office:value-type="string">
            <text:p text:style-name="P15">晴れ。</text:p>
          </table:table-cell>
        </table:table-row>
        <table:table-row>
          <table:table-cell table:style-name="表14.A2" office:value-type="float" office:value="2">
            <text:p text:style-name="P14">2</text:p>
          </table:table-cell>
          <table:table-cell table:style-name="表14.B2" office:value-type="string">
            <text:p text:style-name="P13">餌やり</text:p>
          </table:table-cell>
          <table:table-cell table:style-name="表14.C2" office:value-type="string">
            <text:list xml:id="list1609804455810086014" text:style-name="L41">
              <text:list-item>
                <text:p text:style-name="P53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53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53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4">3</text:p>
          </table:table-cell>
          <table:table-cell table:style-name="表1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4">
            <text:p text:style-name="P14">4</text:p>
          </table:table-cell>
          <table:table-cell table:style-name="表14.B2" office:value-type="string">
            <text:p text:style-name="P13">思ったこと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5">
            <text:p text:style-name="P14">5</text:p>
          </table:table-cell>
          <table:table-cell table:style-name="表14.B2" office:value-type="string">
            <text:p text:style-name="P13">出来事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6">
            <text:p text:style-name="P14">6</text:p>
          </table:table-cell>
          <table:table-cell table:style-name="表14.B2" office:value-type="string">
            <text:p text:style-name="P13">止めた / 止め<text:soft-page-break/>よう</text:p>
          </table:table-cell>
          <table:table-cell table:style-name="表14.C2" office:value-type="string">
            <text:list xml:id="list1101988582329838114" text:style-name="L42">
              <text:list-item>
                <text:p text:style-name="P54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4">7</text:p>
          </table:table-cell>
          <table:table-cell table:style-name="表14.B2" office:value-type="string">
            <text:p text:style-name="P13">始めた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8">
            <text:p text:style-name="P16">8</text:p>
          </table:table-cell>
          <table:table-cell table:style-name="表14.B2" office:value-type="string">
            <text:p text:style-name="P13">気づい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9">
            <text:p text:style-name="P16">9</text:p>
          </table:table-cell>
          <table:table-cell table:style-name="表14.B2" office:value-type="string">
            <text:p text:style-name="P15">行っ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16">10</text:p>
          </table:table-cell>
          <table:table-cell table:style-name="表14.B2" office:value-type="string">
            <text:p text:style-name="P15">その他</text:p>
          </table:table-cell>
          <table:table-cell table:style-name="表14.C2" office:value-type="string">
            <text:list xml:id="list8036525353365884777" text:style-name="L43">
              <text:list-item>
                <text:p text:style-name="P55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55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55">それらのラベルをsortする。対象は、３日間のデータ群。</text:p>
                  </text:list-item>
                  <text:list-item>
                    <text:p text:style-name="P55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>@@@</text:p>
      <text:p text:style-name="P5"/>
      <text:p text:style-name="P1">------------------------------------------------------------</text:p>
      <text:p text:style-name="P6">[XXX] </text:p>
      <text:list xml:id="list27808681" text:continue-list="list27807947" text:style-name="L35">
        <text:list-item>
          <text:p text:style-name="P64">XX/XX XX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4">1</text:p>
          </table:table-cell>
          <table:table-cell table:style-name="表15.B1" office:value-type="string">
            <text:p text:style-name="P13">天気</text:p>
          </table:table-cell>
          <table:table-cell table:style-name="表15.C1" office:value-type="string">
            <text:p text:style-name="P15"/>
          </table:table-cell>
        </table:table-row>
        <table:table-row>
          <table:table-cell table:style-name="表15.A2" office:value-type="float" office:value="2">
            <text:p text:style-name="P14">2</text:p>
          </table:table-cell>
          <table:table-cell table:style-name="表15.B2" office:value-type="string">
            <text:p text:style-name="P13">餌やり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3">
            <text:p text:style-name="P14">3</text:p>
          </table:table-cell>
          <table:table-cell table:style-name="表1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4">
            <text:p text:style-name="P14">4</text:p>
          </table:table-cell>
          <table:table-cell table:style-name="表15.B2" office:value-type="string">
            <text:p text:style-name="P13">思ったこと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5">
            <text:p text:style-name="P14">5</text:p>
          </table:table-cell>
          <table:table-cell table:style-name="表15.B2" office:value-type="string">
            <text:p text:style-name="P13">出来事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6">
            <text:p text:style-name="P14">6</text:p>
          </table:table-cell>
          <table:table-cell table:style-name="表15.B2" office:value-type="string">
            <text:p text:style-name="P13">止めた / 止めよう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7">
            <text:p text:style-name="P14">7</text:p>
          </table:table-cell>
          <table:table-cell table:style-name="表15.B2" office:value-type="string">
            <text:p text:style-name="P13">始めた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8">
            <text:p text:style-name="P16">8</text:p>
          </table:table-cell>
          <table:table-cell table:style-name="表15.B2" office:value-type="string">
            <text:p text:style-name="P13">気づい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9">
            <text:p text:style-name="P16">9</text:p>
          </table:table-cell>
          <table:table-cell table:style-name="表15.B2" office:value-type="string">
            <text:p text:style-name="P15">行っ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16">10</text:p>
          </table:table-cell>
          <table:table-cell table:style-name="表15.B2" office:value-type="string">
            <text:p text:style-name="P15">その他</text:p>
          </table:table-cell>
          <table:table-cell table:style-name="表15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<text:soft-page-break/>[/ XXX] 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[XXX] </text:p>
      <text:list xml:id="list27794726" text:continue-numbering="true" text:style-name="L35">
        <text:list-item>
          <text:p text:style-name="P64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><text:soft-page-break/>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10T07:59:01.75</dc:date>
    <dc:creator>iwabuchi ken</dc:creator>
    <meta:editing-duration>PT14H33M55S</meta:editing-duration>
    <meta:editing-cycles>111</meta:editing-cycles>
    <meta:generator>OpenOffice/4.1.3$Win32 OpenOffice.org_project/413m1$Build-9783</meta:generator>
    <meta:document-statistic meta:table-count="17" meta:image-count="0" meta:object-count="0" meta:page-count="23" meta:paragraph-count="495" meta:word-count="7657" meta:character-count="9677"/>
  </office:meta>
</office:document-meta>
</file>